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24.57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6|knows_power_strike_5|knows_ironflesh_7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warf_sword_b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 itm_dale_helmet_b_good, 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Laketown_Bowman","Laketown_Bowmen"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" calcext:value-type="string">
            <text:p>["laketown_archer","Laketown_Archer","Laketown_Archers"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 itm_dale_helmet_d_good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long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Swordsman</text:p>
          </table:table-cell>
          <table:table-cell table:style-name="ce3" office:value-type="string" calcext:value-type="string">
            <text:p>Dale_Veteran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number-columns-repeated="2" table:style-name="ce3" office:value-type="string" calcext:value-type="string">
            <text:p>Northmen_Retainer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riding_1|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Northmen_Retainer&quot;,&quot;Northmen_Retainer&quot;,tfg_boots| tfg_armor| tfg_shield,0,0,fac_dale,[itm_north_skullcap, itm_north_skullcap_good, itm_north_nasal_helm, itm_dale_armor_b,itm_leather_boots,itm_dale_pike,itm_dale_sword_long,itm_north_round_shield,itm_dale_horse,],attr_tier_2,wp_tier_2,knows_riding_1|knows_athletics_1|knows_ironflesh_1|knows_shield_2,vaegir_face_young_1,vaegir_face_old_2]," calcext:value-type="string">
            <text:p>["merchant_squire_or_dale","Northmen_Retainer","Northmen_Retainer",tfg_boots| tfg_armor| tfg_shield,0,0,fac_dale,[itm_north_skullcap, itm_north_skullcap_good, itm_north_nasal_helm, itm_dale_armor_b,itm_leather_boots,itm_dale_pike,itm_dale_sword_long,itm_north_round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rie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2|knows_athletics_1|knows_ironflesh_1|knows_power_strike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Northmen_Auxiliary&quot;,&quot;Northmen_Auxiliaries&quot;,tf_mounted| tfg_boots| tfg_armor| tfg_helm| tfg_horse| tfg_shield,0,0,fac_dale,[itm_dale_helmet_c,itm_dale_armor_e,itm_dale_armor_f,itm_leather_boots,itm_lance,itm_dale_sword_long,itm_north_round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ries",tf_mounted| tfg_boots| tfg_armor| tfg_helm| tfg_horse| tfg_shield,0,0,fac_dale,[itm_dale_helmet_c,itm_dale_armor_e,itm_dale_armor_f,itm_leather_boots,itm_lance,itm_dale_sword_long,itm_north_round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Rhovanion_Rider&quot;,&quot;Rhovanion_Riders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number-columns-repeated="2" table:style-name="ce3" office:value-type="string" calcext:value-type="string">
            <text:p>Rhovanion_Marchward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shield_2|knows_ironflesh_3|knows_power_strike_3|knows_power_throw_3|knows_horse_archery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Rhovanion_Marchwarden&quot;,&quot;Rhovanion_Marchwarden&quot;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"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K86];[.K86];[.L86];[.M87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M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bow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hort_sword,],str_15|agi_15| int_4| cha_4|level(16),wp_tier_bow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hort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power_draw_6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6,wp_tier_6,knows_common|knows_athletics_7|knows_power_draw_6|knows_power_strike_6|knows_ironflesh_6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6,wp_tier_6,knows_common|knows_athletics_7|knows_power_draw_6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bow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shield_4|knows_power_strike_4|knows_ironflesh_3|knows_power_throw_6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bow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bow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bow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bow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bow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5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bow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bow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.00.0000</text:date>, <text:time style:data-style-name="N2" text:time-value="22:28:48.1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7-09T23:23:47.973000000</dc:date>
    <meta:editing-duration>PT18H47M45S</meta:editing-duration>
    <meta:editing-cycles>92</meta:editing-cycles>
    <meta:document-statistic meta:table-count="2" meta:cell-count="6616" meta:object-count="0"/>
  </office:meta>
</office:document-meta>
</file>